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2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83in"/>
    </style:style>
    <style:style style:name="co6" style:family="table-column">
      <style:table-column-properties fo:break-before="auto" style:column-width="2.3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7">
            <text:p>Surface temperature</text:p>
          </table:table-cell>
          <table:table-cell table:style-name="ce5" office:value-type="string" calcext:value-type="string">
            <text:p>Climate zones</text:p>
          </table:table-cell>
          <table:table-cell table:style-name="ce5" office:value-type="string" calcext:value-type="string">
            <text:p>Clusters</text:p>
          </table:table-cell>
          <table:table-cell table:style-name="ce5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>
            <text:p>Tropical</text:p>
          </table:table-cell>
          <table:table-cell office:value-type="string" calcext:value-type="string">
            <text:p>1-4,7,9,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Longwave radiation</text:p>
          </table:table-cell>
          <table:table-cell office:value-type="string" calcext:value-type="string">
            <text:p>1-4,7,9,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4,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1,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string" calcext:value-type="string">
            <text:p>2-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>
            <text:p>Temperate</text:p>
          </table:table-cell>
          <table:table-cell office:value-type="string" calcext:value-type="string">
            <text:p>5-6,11,17,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5-6,11,17,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>
            <text:p>Cold</text:p>
          </table:table-cell>
          <table:table-cell office:value-type="string" calcext:value-type="string">
            <text:p>15,19-20,22-23,25,28,30-34-41,43-4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15,19-20,22-23,28,30-33,35-36,38-39,43-44,4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19-20,34,37,41,43,4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string" calcext:value-type="string">
            <text:p>15,30,32-34,39,4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>
            <text:p>Arid</text:p>
          </table:table-cell>
          <table:table-cell office:value-type="string" calcext:value-type="string">
            <text:p>4,8,12-14,16,18,21,24,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4,8,12-14,16,21,2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string" calcext:value-type="string">
            <text:p>16,18,2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8,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Longwave radiation</text:p>
          </table:table-cell>
          <table:table-cell office:value-type="string" calcext:value-type="string">
            <text:p>4,13,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>
            <text:p>Polar </text:p>
          </table:table-cell>
          <table:table-cell office:value-type="string" calcext:value-type="string">
            <text:p>1,27,37,42,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1,37,4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string" calcext:value-type="string">
            <text:p>27,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24">
            <text:p>Bottom temperature</text:p>
          </table:table-cell>
          <table:table-cell table:style-name="ce5" office:value-type="string" calcext:value-type="string">
            <text:p>Climate zones</text:p>
          </table:table-cell>
          <table:table-cell table:style-name="ce5" office:value-type="string" calcext:value-type="string">
            <text:p>Clusters</text:p>
          </table:table-cell>
          <table:table-cell table:style-name="ce5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string" calcext:value-type="string">
            <text:p>Tropical</text:p>
          </table:table-cell>
          <table:table-cell office:value-type="string" calcext:value-type="string">
            <text:p>1-3,5,10-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string" calcext:value-type="string">
            <text:p>1-3,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office:value-type="string" calcext:value-type="string">
            <text:p>2,5,10-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string" calcext:value-type="string">
            <text:p>Temperate</text:p>
          </table:table-cell>
          <table:table-cell office:value-type="string" calcext:value-type="string">
            <text:p>4,7-9,12,15,27-2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4,7-9,12,15,2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string" calcext:value-type="string">
            <text:p>8,15,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string" calcext:value-type="string">
            <text:p>Cold</text:p>
          </table:table-cell>
          <table:table-cell office:value-type="string" calcext:value-type="string">
            <text:p>16,18,21-23,25,29-40,42,44,45,4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16,18,25,29,32,34-35,38,42,44-4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office:value-type="string" calcext:value-type="string">
            <text:p>18,22,25,34,40,4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string" calcext:value-type="string">
            <text:p>18,21,30,3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string" calcext:value-type="string">
            <text:p>Arid</text:p>
          </table:table-cell>
          <table:table-cell office:value-type="string" calcext:value-type="string">
            <text:p>6,9,12-14,17,19-20,24,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6,9,12-14,17,19-20,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string" calcext:value-type="string">
            <text:p>14,17,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string" calcext:value-type="string">
            <text:p>Polar </text:p>
          </table:table-cell>
          <table:table-cell office:value-type="string" calcext:value-type="string">
            <text:p>37-38,41,43-44,4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38,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1:03:37.113673518</meta:creation-date>
    <dc:date>2024-08-20T17:38:46.550278247</dc:date>
    <meta:editing-duration>PT4H14S</meta:editing-duration>
    <meta:editing-cycles>8</meta:editing-cycles>
    <meta:generator>LibreOffice/7.3.7.2$Linux_X86_64 LibreOffice_project/30$Build-2</meta:generator>
    <meta:document-statistic meta:table-count="1" meta:cell-count="154" meta:object-count="0"/>
  </office:meta>
</office:document-meta>
</file>